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90000025FDAC17BC35A83FB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179cm" svg:x="0.055cm" svg:y="0.437cm">
          <draw:image xlink:href="Pictures/10000000000004590000025FDAC17BC35A83FB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2T10:27:23.836000000</dc:date>
    <meta:editing-duration>PT2M13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